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28873" officeooo:paragraph-rsid="00028873"/>
    </style:style>
    <style:style style:name="P2" style:family="paragraph" style:parent-style-name="Text_20_body">
      <style:text-properties officeooo:rsid="00035930" officeooo:paragraph-rsid="00035930"/>
    </style:style>
    <style:style style:name="P3" style:family="paragraph" style:parent-style-name="Text_20_body">
      <style:text-properties officeooo:rsid="00046a63" officeooo:paragraph-rsid="00046a63"/>
    </style:style>
    <style:style style:name="P4" style:family="paragraph" style:parent-style-name="Text_20_body">
      <style:text-properties officeooo:rsid="00056d61" officeooo:paragraph-rsid="00056d61"/>
    </style:style>
    <style:style style:name="P5" style:family="paragraph" style:parent-style-name="Text_20_body">
      <style:text-properties officeooo:rsid="00057670" officeooo:paragraph-rsid="00057670"/>
    </style:style>
    <style:style style:name="P6" style:family="paragraph" style:parent-style-name="Text_20_body">
      <style:text-properties officeooo:rsid="001bc092" officeooo:paragraph-rsid="001bc092"/>
    </style:style>
    <style:style style:name="P7" style:family="paragraph" style:parent-style-name="Text_20_body" style:list-style-name="L1">
      <style:text-properties officeooo:rsid="000b9747" officeooo:paragraph-rsid="000b9747"/>
    </style:style>
    <style:style style:name="P8" style:family="paragraph" style:parent-style-name="Text_20_body" style:list-style-name="L1">
      <style:text-properties officeooo:rsid="000d9927" officeooo:paragraph-rsid="0011e31a"/>
    </style:style>
    <style:style style:name="P9" style:family="paragraph" style:parent-style-name="Text_20_body" style:list-style-name="L1">
      <style:text-properties officeooo:rsid="000f8604" officeooo:paragraph-rsid="0011e31a"/>
    </style:style>
    <style:style style:name="P10" style:family="paragraph" style:parent-style-name="Text_20_body" style:list-style-name="L2">
      <style:text-properties officeooo:rsid="0013af62" officeooo:paragraph-rsid="0013af62"/>
    </style:style>
    <style:style style:name="P11" style:family="paragraph" style:parent-style-name="Text_20_body" style:list-style-name="L2">
      <style:text-properties officeooo:rsid="0015a266" officeooo:paragraph-rsid="0015a266"/>
    </style:style>
    <style:style style:name="P12" style:family="paragraph" style:parent-style-name="Text_20_body" style:list-style-name="L2">
      <style:text-properties officeooo:rsid="00161b43" officeooo:paragraph-rsid="00161b43"/>
    </style:style>
    <style:style style:name="P13" style:family="paragraph" style:parent-style-name="Text_20_body" style:list-style-name="L2">
      <style:text-properties officeooo:rsid="001c5268" officeooo:paragraph-rsid="001c5268"/>
    </style:style>
    <style:style style:name="P14" style:family="paragraph" style:parent-style-name="Text_20_body">
      <style:text-properties officeooo:rsid="001c5268" officeooo:paragraph-rsid="001c5268"/>
    </style:style>
    <style:style style:name="P15" style:family="paragraph" style:parent-style-name="Text_20_body" style:list-style-name="L3">
      <style:text-properties officeooo:rsid="0020abd0" officeooo:paragraph-rsid="0020abd0"/>
    </style:style>
    <style:style style:name="T1" style:family="text">
      <style:text-properties officeooo:rsid="00028873"/>
    </style:style>
    <style:style style:name="T2" style:family="text">
      <style:text-properties officeooo:rsid="00046a63"/>
    </style:style>
    <style:style style:name="T3" style:family="text">
      <style:text-properties officeooo:rsid="00076702"/>
    </style:style>
    <style:style style:name="T4" style:family="text">
      <style:text-properties officeooo:rsid="000d6c9f"/>
    </style:style>
    <style:style style:name="T5" style:family="text">
      <style:text-properties officeooo:rsid="000f470a"/>
    </style:style>
    <style:style style:name="T6" style:family="text">
      <style:text-properties officeooo:rsid="000f8604"/>
    </style:style>
    <style:style style:name="T7" style:family="text">
      <style:text-properties officeooo:rsid="00167884"/>
    </style:style>
    <style:style style:name="T8" style:family="text">
      <style:text-properties officeooo:rsid="00173a32"/>
    </style:style>
    <style:style style:name="T9" style:family="text">
      <style:text-properties officeooo:rsid="001b49ae"/>
    </style:style>
    <style:style style:name="T10" style:family="text">
      <style:text-properties officeooo:rsid="001c49c8"/>
    </style:style>
    <style:style style:name="T11" style:family="text">
      <style:text-properties officeooo:rsid="001d094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</text:list-style>
    <text:list-style style:name="L3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Blog <text:span text:style-name="T1">B</text:span>iology</text:p>
      <text:p text:style-name="P1">Problem : what the sequence of DNA mean, for what protein does the gene code for ?</text:p>
      <text:p text:style-name="P2"><text:span text:style-name="T2">Why</text:span> : remove the gene and see in what extent it was necessary</text:p>
      <text:p text:style-name="P3">Who : </text:p>
      <text:p text:style-name="P3">When :</text:p>
      <text:p text:style-name="P4">Where : </text:p>
      <text:p text:style-name="P4">What : <text:span text:style-name="T2">not human (not ethic and take too much time) </text:span>=&gt; we need to find a model organism</text:p>
      <text:p text:style-name="P5">Many animals are possible but here, we will use mouses</text:p>
      <text:p text:style-name="P5">Why a mouse : because mammals like us and we share 99 % similarity <text:span text:style-name="T3">in genome to human ; easy to raise and have a short generation time ; cheap (bon marché)</text:span></text:p>
      <text:h text:style-name="Heading_20_1" text:outline-level="1">Knock-out Mouse</text:h>
      <text:h text:style-name="Heading_20_2" text:outline-level="2">Createation of a targeting vector : <text:span text:style-name="T9">insert the new gene in the DNA of a stem cell</text:span></text:h>
      <text:list xml:id="list4675660225997259410" text:style-name="L1">
        <text:list-item>
          <text:p text:style-name="P7">Border side of the targeted gene <text:span text:style-name="T4">(homologous)</text:span> are recreated in the targeting vector</text:p>
        </text:list-item>
        <text:list-item>
          <text:p text:style-name="P8">Instead of the UFO gene, in the middle you put a </text:p>
          <text:list>
            <text:list-item>
              <text:p text:style-name="P9">negative selection marker : will code for proteins that will alert you when the report gene is on the wrong place (no UFO locus)</text:p>
            </text:list-item>
            <text:list-item>
              <text:p text:style-name="P8"><text:span text:style-name="T6">(</text:span>reporter gene/<text:span text:style-name="T6">selection marker)</text:span> : <text:span text:style-name="T5">which will express instead of UFO =&gt; selection of cells (resistance to an antibiotic bacteria/) </text:span></text:p>
            </text:list-item>
          </text:list>
        </text:list-item>
      </text:list>
      <text:p text:style-name="P6">Résumé: On construit un brain d’adn contentant les bordures du gène à remplacer. On met à la place du gène à remplacer une forme désacitvé (endomagé) ou un gène de résistance ou de reconnaissance. On <text:span text:style-name="T10">introduit ensuite se brain dans le noyau par electroporation. Il se produit ensuite une recombinaison homologue durant une méiose</text:span></text:p>
      <text:list xml:id="list1252300203191649333" text:style-name="L2">
        <text:list-item>
          <text:p text:style-name="P10">Copy the sequence of DNA of the gene and on the border of it</text:p>
        </text:list-item>
        <text:list-item>
          <text:p text:style-name="P11">Put into a bacterian plasmid <text:span text:style-name="T8">same border but a different gene (selection one resistance toward antibiotics)</text:span></text:p>
        </text:list-item>
        <text:list-item>
          <text:p text:style-name="P12">electroparation</text:p>
        </text:list-item>
        <text:list-item>
          <text:p text:style-name="P12">homologous recombination <text:span text:style-name="T7">(high frequency in mammalian)</text:span></text:p>
          <text:list>
            <text:list-item>
              <text:p text:style-name="P13">Cre recombinase</text:p>
              <text:list>
                <text:list-item>
                  <text:p text:style-name="P13">derived from the P1 bacteria </text:p>
                </text:list-item>
                <text:list-item>
                  <text:p text:style-name="P13"><text:soft-page-break/>Different orientation of the lox P site : </text:p>
                  <text:list>
                    <text:list-item>
                      <text:p text:style-name="P13">same direction : deletion</text:p>
                    </text:list-item>
                    <text:list-item>
                      <text:p text:style-name="P13">opposable direction : inversion</text:p>
                    </text:list-item>
                    <text:list-item>
                      <text:p text:style-name="P13">2 chromosmes =&gt; translocation (<text:span text:style-name="T11">échange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"/>
      <text:list xml:id="list7635041468852273578" text:style-name="L3">
        <text:list-item>
          <text:p text:style-name="P15">You take a plasmid : you put around xbp near the gene targeted with a cre ricombinase</text:p>
        </text:list-item>
        <text:list-item>
          <text:p text:style-name="P15">You inject this plasmid into the cells and nucleus by electroparation</text:p>
        </text:list-item>
        <text:list-item>
          <text:p text:style-name="P15">By homologous recombination during meiosis and the effective action of cre there is a crossing over with the chromosome supporting the gene targeted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fo:language="en" fo:country="GB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language="en" fo:country="GB" fo:font-weight="bold" style:font-size-asian="28pt" style:font-weight-asian="bold" style:font-size-complex="28pt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language="en" fo:country="GB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4T17:22:27.143184405</meta:creation-date>
    <dc:date>2016-12-07T21:06:00.626459117</dc:date>
    <meta:editing-duration>PT3H16M50S</meta:editing-duration>
    <meta:editing-cycles>33</meta:editing-cycles>
    <meta:generator>LibreOffice/5.1.4.2$Linux_X86_64 LibreOffice_project/10m0$Build-2</meta:generator>
    <meta:document-statistic meta:table-count="0" meta:image-count="0" meta:object-count="0" meta:page-count="2" meta:paragraph-count="29" meta:word-count="372" meta:character-count="2023" meta:non-whitespace-character-count="1691"/>
  </office:meta>
</office:document-meta>
</file>